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151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sto total:</text:p>
          </table:table-cell>
          <table:table-cell office:value-type="float" office:value="13783612514.2296" calcext:value-type="float">
            <text:p>13783612514.2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cnologia</text:p>
          </table:table-cell>
          <table:table-cell office:value-type="string" calcext:value-type="string">
            <text:p><text:s/>Energia generada</text:p>
          </table:table-cell>
          <table:table-cell office:value-type="string" calcext:value-type="string">
            <text:p><text:s/>inversion en MW</text:p>
          </table:table-cell>
          <table:table-cell office:value-type="string" calcext:value-type="string">
            <text:p>Factor de pla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4824000" calcext:value-type="float">
            <text:p>4824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GT</text:p>
          </table:table-cell>
          <table:table-cell office:value-type="float" office:value="13590816.824751" calcext:value-type="float">
            <text:p>13590816.824751</text:p>
          </table:table-cell>
          <table:table-cell office:value-type="float" office:value="16284.166258" calcext:value-type="float">
            <text:p>16284.166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4864.846123" calcext:value-type="float">
            <text:p>4864.8461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ro</text:p>
          </table:table-cell>
          <table:table-cell office:value-type="float" office:value="1994584.615385" calcext:value-type="float">
            <text:p>1994584.6153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X [$/Ton CO2]</text:p>
          </table:table-cell>
          <table:table-cell office:value-type="string" calcext:value-type="string">
            <text:p><text:s/>Costo Total [$]</text:p>
          </table:table-cell>
          <table:table-cell office:value-type="string" calcext:value-type="string">
            <text:p><text:s/>inv Convencionales[MW]</text:p>
          </table:table-cell>
          <table:table-cell office:value-type="string" calcext:value-type="string">
            <text:p><text:s/>Inv. Hydro[MW]</text:p>
          </table:table-cell>
          <table:table-cell office:value-type="string" calcext:value-type="string">
            <text:p><text:s/>Inv. Wind[MW]</text:p>
          </table:table-cell>
          <table:table-cell office:value-type="string" calcext:value-type="string">
            <text:p><text:s/>Emisiones Totales [M Ton CO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83612514.2296" calcext:value-type="float">
            <text:p>13783612514.2296</text:p>
          </table:table-cell>
          <table:table-cell office:value-type="float" office:value="16284.166258" calcext:value-type="float">
            <text:p>16284.16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993894.529899" calcext:value-type="float">
            <text:p>150993894.5298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38581986.8792" calcext:value-type="float">
            <text:p>14538581986.8792</text:p>
          </table:table-cell>
          <table:table-cell office:value-type="float" office:value="16284.166258" calcext:value-type="float">
            <text:p>16284.16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993894.529899" calcext:value-type="float">
            <text:p>150993894.5298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90505036.8813" calcext:value-type="float">
            <text:p>15290505036.8813</text:p>
          </table:table-cell>
          <table:table-cell office:value-type="float" office:value="15737.499961" calcext:value-type="float">
            <text:p>15737.499961</text:p>
          </table:table-cell>
          <table:table-cell office:value-type="float" office:value="933.560039" calcext:value-type="float">
            <text:p>933.560039</text:p>
          </table:table-cell>
          <table:table-cell office:value-type="float" office:value="0" calcext:value-type="float">
            <text:p>0</text:p>
          </table:table-cell>
          <table:table-cell office:value-type="float" office:value="149470032.096217" calcext:value-type="float">
            <text:p>149470032.096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52454865.3898" calcext:value-type="float">
            <text:p>16752454865.3898</text:p>
          </table:table-cell>
          <table:table-cell office:value-type="float" office:value="12777.46" calcext:value-type="float">
            <text:p>12777.46</text:p>
          </table:table-cell>
          <table:table-cell office:value-type="float" office:value="7168.931519" calcext:value-type="float">
            <text:p>7168.931519</text:p>
          </table:table-cell>
          <table:table-cell office:value-type="float" office:value="0" calcext:value-type="float">
            <text:p>0</text:p>
          </table:table-cell>
          <table:table-cell office:value-type="float" office:value="139360113.36" calcext:value-type="float">
            <text:p>139360113.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541297597.6797" calcext:value-type="float">
            <text:p>18541297597.6797</text:p>
          </table:table-cell>
          <table:table-cell office:value-type="float" office:value="0" calcext:value-type="float">
            <text:p>0</text:p>
          </table:table-cell>
          <table:table-cell office:value-type="float" office:value="41028.683068" calcext:value-type="float">
            <text:p>41028.683068</text:p>
          </table:table-cell>
          <table:table-cell office:value-type="float" office:value="0" calcext:value-type="float">
            <text:p>0</text:p>
          </table:table-cell>
          <table:table-cell office:value-type="float" office:value="84487000.000001" calcext:value-type="float">
            <text:p>84487000.00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191498076.5149" calcext:value-type="float">
            <text:p>19191498076.5149</text:p>
          </table:table-cell>
          <table:table-cell office:value-type="float" office:value="0" calcext:value-type="float">
            <text:p>0</text:p>
          </table:table-cell>
          <table:table-cell office:value-type="float" office:value="73813.45414" calcext:value-type="float">
            <text:p>73813.4541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7:39:03.294748247</meta:creation-date>
    <dc:date>2017-10-10T18:21:58.151869739</dc:date>
    <meta:editing-duration>PT1M44S</meta:editing-duration>
    <meta:editing-cycles>1</meta:editing-cycles>
    <meta:document-statistic meta:table-count="1" meta:cell-count="63" meta:object-count="0"/>
    <meta:generator>LibreOffice/5.2.2.2$Linux_X86_64 LibreOffice_project/20m0$Build-2</meta:generator>
  </office:meta>
</office:document-meta>
</file>